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856" officeooo:paragraph-rsid="001a2856"/>
    </style:style>
    <style:style style:name="P2" style:family="paragraph" style:parent-style-name="Standard">
      <style:text-properties officeooo:rsid="001a2856" officeooo:paragraph-rsid="001a2856"/>
    </style:style>
    <style:style style:name="P3" style:family="paragraph" style:parent-style-name="Standard">
      <style:text-properties officeooo:rsid="001bc069" officeooo:paragraph-rsid="001bc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overview </text:p>
      <text:p text:style-name="P1"/>
      <text:p text:style-name="P1">We learn how to take data from various structured data sources like sql or csv .unstructured like scraping webnpage </text:p>
      <text:p text:style-name="P1"/>
      <text:p text:style-name="P1">combine data transform reshape to best support the downstream modelling </text:p>
      <text:p text:style-name="P1">data cleaning is necessary procedurte in learning the shape and modelling of the data </text:p>
      <text:p text:style-name="P1"/>
      <text:p text:style-name="P1">We’re gonna focus on Tidy R and Deplier packages </text:p>
      <text:p text:style-name="P1">Learn how to handle outliers and do transformations </text:p>
      <text:p text:style-name="P1"/>
      <text:p text:style-name="P1">Exploratory Data analysis , look at distributions </text:p>
      <text:p text:style-name="P1">historgrams bar plots and make summary statistics with R table and R command </text:p>
      <text:p text:style-name="P1"/>
      <text:p text:style-name="P1"/>
      <text:p text:style-name="P1">Managing Big data </text:p>
      <text:p text:style-name="P1">How R works with big data </text:p>
      <text:p text:style-name="P1">working in the cloud with aws </text:p>
      <text:p text:style-name="P1">Hadoop </text:p>
      <text:p text:style-name="P1">R and spark </text:p>
      <text:p text:style-name="P1">Tools in distributed computing in big data analytics </text:p>
      <text:p text:style-name="P1"/>
      <text:p text:style-name="P1"/>
      <text:p text:style-name="P3">Homework one </text:p>
      <text:p text:style-name="P3"/>
      <text:p text:style-name="P3">Get r code, publish to rpubs, and put in git </text:p>
      <text:p text:style-name="P3">Just put the link to the github in the submissions area 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2T21:04:38.975000000</dc:date>
    <meta:editing-duration>PT53M43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7" meta:word-count="132" meta:character-count="778" meta:non-whitespace-character-count="646"/>
  </office:meta>
</office:document-meta>
</file>